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05dce"/>
    </style:style>
    <style:style style:name="P3" style:family="paragraph" style:parent-style-name="Standard">
      <style:paragraph-properties fo:text-align="justify" style:justify-single-word="false"/>
      <style:text-properties officeooo:paragraph-rsid="00263fcc"/>
    </style:style>
    <style:style style:name="P4" style:family="paragraph" style:parent-style-name="Standard">
      <style:paragraph-properties fo:text-align="justify" style:justify-single-word="false"/>
      <style:text-properties officeooo:paragraph-rsid="00297402"/>
    </style:style>
    <style:style style:name="P5" style:family="paragraph" style:parent-style-name="Standard">
      <style:paragraph-properties fo:text-align="justify" style:justify-single-word="false"/>
      <style:text-properties officeooo:paragraph-rsid="003245aa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710f8" officeooo:paragraph-rsid="002710f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2ad4e7" officeooo:paragraph-rsid="002ad4e7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itle">
      <style:text-properties officeooo:paragraph-rsid="002ad4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2f8" style:font-weight-asian="bold" style:font-weight-complex="bold"/>
    </style:style>
    <style:style style:name="T3" style:family="text">
      <style:text-properties fo:font-weight="bold" officeooo:rsid="002ad4e7" style:font-weight-asian="bold" style:font-weight-complex="bold"/>
    </style:style>
    <style:style style:name="T4" style:family="text">
      <style:text-properties officeooo:rsid="0021149f"/>
    </style:style>
    <style:style style:name="T5" style:family="text">
      <style:text-properties officeooo:rsid="00263fcc"/>
    </style:style>
    <style:style style:name="T6" style:family="text">
      <style:text-properties officeooo:rsid="00297402"/>
    </style:style>
    <style:style style:name="T7" style:family="text">
      <style:text-properties officeooo:rsid="002ad577"/>
    </style:style>
    <style:style style:name="T8" style:family="text">
      <style:text-properties officeooo:rsid="002b5549"/>
    </style:style>
    <style:style style:name="T9" style:family="text">
      <style:text-properties officeooo:rsid="002c20f3"/>
    </style:style>
    <style:style style:name="T10" style:family="text">
      <style:text-properties officeooo:rsid="002e9ea8"/>
    </style:style>
    <style:style style:name="T11" style:family="text">
      <style:text-properties officeooo:rsid="002fb31a"/>
    </style:style>
    <style:style style:name="T12" style:family="text">
      <style:text-properties officeooo:rsid="0030493f"/>
    </style:style>
    <style:style style:name="T13" style:family="text">
      <style:text-properties officeooo:rsid="003085f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">
        <text:section text:style-name="Sect1" text:name="yui_3_17_2_1_1554398365386_110">
          <text:p text:style-name="Title"><text:span text:style-name="T2"/></text:p>
          <text:p text:style-name="Text_20_body"><text:span text:style-name="T2"/></text:p>
          <text:p text:style-name="Text_20_body"><text:span text:style-name="T2"/></text:p>
          <text:p text:style-name="Title"><text:span text:style-name="T2"/></text:p>
          <text:p text:style-name="P10"><text:span text:style-name="T2">M</text:span><text:span text:style-name="T1">odelagem e </text:span><text:span text:style-name="T2">D</text:span><text:span text:style-name="T1">esenvolvimento </text:span><text:span text:style-name="T3">de </text:span><text:span text:style-name="T2">P</text:span><text:span text:style-name="T1">rograma </text:span><text:span text:style-name="T2">O</text:span><text:span text:style-name="T1">rientado a </text:span><text:span text:style-name="T2">O</text:span><text:span text:style-name="T1">bjetos</text:span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P7">João Pedro LPS</text:p>
          <text:p text:style-name="P7">IFSC 2019</text:p>
          <text:h text:style-name="P9" text:outline-level="1">Descrição</text:h>
          <text:p text:style-name="P1"/>
          <text:p text:style-name="P4"><text:tab/>A Casa Santa Thereza <text:span text:style-name="T4">produz</text:span> Brownies <text:span text:style-name="T4">e Doces por encomenda.</text:span></text:p>
          <text:p text:style-name="P4"><text:span text:style-name="T6"><text:tab/></text:span></text:p>
          <text:p text:style-name="P4"><text:span text:style-name="T6">Principais</text:span> formas de <text:span text:style-name="T4">vendas</text:span>:</text:p>
          <text:p text:style-name="P1"><text:tab/>- Direta: clientes passam direto na barraquinha;</text:p>
          <text:p text:style-name="P1"><text:tab/>- Encomendas:</text:p>
          <text:p text:style-name="P1"><text:tab/><text:tab/>. Pessoais – pequenas encomendas (até 20 un.);</text:p>
          <text:p text:style-name="P1"><text:tab/><text:tab/>. Profissionais – diversas organizações, eventos, entre outros;</text:p>
          <text:p text:style-name="P1"/>
          <text:p text:style-name="P6"><text:span text:style-name="T9">Motivações</text:span>:</text:p>
          <text:p text:style-name="P3"><text:span text:style-name="T4"><text:tab/>a) “A disparidade entre produção e consumo prejudica os negócios.”</text:span></text:p>
          <text:p text:style-name="P3"><text:span text:style-name="T5"><text:tab/>b) “É necessário conhecer a demanda real em nome de afinar precisamente o ajuste diario de quantidades e valores.”</text:span></text:p>
          <text:p text:style-name="P3"><text:span text:style-name="T5"><text:tab/>c) “Existe a necessidade de atingir mais pessoas com informações valiosas para o negócio, como promoções, saldões, entre outros artifícios para ajuste de estoque e outras demandas internas</text:span>.”</text:p>
          <text:p text:style-name="P1"/>
          <text:p text:style-name="P1"/>
          <text:p text:style-name="P1"/>
          <text:h text:style-name="Heading_20_1" text:outline-level="1">Modelagem</text:h>
          <text:p text:style-name="Text_20_body"/>
          <text:p text:style-name="Text_20_body"><text:tab/></text:p>
          <text:p text:style-name="P3">Em seguida, deve-se propor uma modelagem orientada a objetos para a parte do problema que será resolvida nesta avaliação.</text:p>
          <text:p text:style-name="P5"><text:bookmark text:name="yui_3_17_2_1_1554398365386_109"/>Deve-se descrever as classes que serão criadas, quais interfaces e possíveis classes abstratas e dar a elas a sua responsabilidade no sistema.</text:p>
          <text:p text:style-name="P5">- Objetivo do software (qual os ganhos em resolver o problema através de um software);</text:p>
          <text:p text:style-name="P5">- Detalhamento da parte do problema que será resolvida (o que o software precisa fazer e por quê);</text:p>
          <text:p text:style-name="P5">- Descrição das classes envolvidas na solução e a responsabilidade de cada uma no sistema.</text:p>
          <text:p text:style-name="P2"/>
          <text:p text:style-name="P2"/>
          <text:p text:style-name="P2"/>
          <text:h text:style-name="Heading_20_1" text:outline-level="1">Objetivo</text:h>
          <text:p text:style-name="Text_20_body"/>
          <text:p text:style-name="P8"><text:tab/><text:span text:style-name="T7">A solução em discussão é criar um veículo digital (em forma de software) para atribuir esta função auxiliar. A interface deve aproximar os dados que são valiosos para a oferta e para a demanda. Suas funcionalidades principais são:</text:span></text:p>
          <text:p text:style-name="P8">- <text:span text:style-name="T7">Manter cadastro de usuário para a geração de estatísticas de medio/longo prazo;</text:span></text:p>
          <text:p text:style-name="P8">- <text:span text:style-name="T8">Manter vitrine de quantidades e valores diários (rankings e outras opções de filtros);</text:span></text:p>
          <text:p text:style-name="P8">- <text:span text:style-name="T10">Manter cadastro de produtos com informações necessárias;</text:span></text:p>
          <text:p text:style-name="P8">- <text:span text:style-name="T12">Manter cadastro de avaliações para a geração de estatísticas de curto/medio prazo;</text:span></text:p>
          <text:p text:style-name="P8">- <text:span text:style-name="T13">Realizar orçamentos sem compromisso;</text:span></text:p>
          <text:p text:style-name="P8">- <text:span text:style-name="T11">Realizar encomendas de acordo com prazos e metas pré-estabelecidas pela organização;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shadow="non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21:05.274870399</meta:creation-date>
    <dc:date>2019-04-04T15:07:58.970330009</dc:date>
    <meta:editing-duration>PT36M21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06" meta:character-count="1970" meta:non-whitespace-character-count="1674"/>
  </office:meta>
</office:document-meta>
</file>